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office:font-face-decls>
  <office:automatic-styles>
    <style:style style:name="P1" style:family="paragraph" style:parent-style-name="Standard">
      <style:paragraph-properties fo:margin-left="0.5000in" fo:text-indent="-0.5000in" style:line-height-at-least="0.2778in">
        <style:tab-stops>
          <style:tab-stop style:position="0.1528in"/>
          <style:tab-stop style:position="0.5000in"/>
        </style:tab-stops>
      </style:paragraph-properties>
      <style:text-properties style:font-name="Arial" fo:font-size="15.0pt"/>
    </style:style>
    <style:style style:name="P2" style:family="paragraph" style:parent-style-name="Standard">
      <style:text-properties style:font-name="Times" fo:font-size="12.0pt"/>
    </style:style>
    <style:style style:name="P3" style:family="paragraph" style:parent-style-name="Standard">
      <style:paragraph-properties style:line-height-at-least="0.2778in"/>
      <style:text-properties style:font-name="Arial" fo:font-size="15.0pt"/>
    </style:style>
    <style:style style:name="P4" style:family="paragraph" style:parent-style-name="Standard">
      <style:text-properties style:font-name="Arial" fo:font-size="15.0pt"/>
    </style:style>
    <style:style style:name="T1" style:family="text">
      <style:text-properties fo:font-weight="bold" fo:font-weight-asian="bold" fo:font-weight-complex="bold"/>
    </style:style>
    <style:style style:name="T2" style:family="text">
      <style:text-properties fo:font-style="italic" fo:font-style-asian="italic" fo:font-style-complex="italic"/>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text:list-style style:name="L2">
      <text:list-level-style-bullet text:level="1" text:bullet-char="•">
        <style:list-level-properties text:space-before="0.25in" text:min-label-width="0.25in"/>
      </text:list-level-style-bullet>
    </text:list-style>
  </office:automatic-styles>
  <office:body>
    <office:text>
      <text:list text:style-name="L1">
        <text:list-item>
          <text:p text:style-name="P1"><text:span text:style-name="T1">Introduction</text:span></text:p>
        </text:list-item>
      </text:list>
      <text:p text:style-name="P2"/>
      <text:p text:style-name="P3"><text:span text:style-name="T1">1.1. Purpose of application</text:span></text:p>
      <text:p text:style-name="P2"/>
      <text:p text:style-name="P3">This project strives to create an easily played game in 2D that provides the touch and feel of a more complicated gaming experience by stripping down the number of available commands without limiting the player.</text:p>
      <text:p text:style-name="P2"/>
      <text:p text:style-name="P3"><text:span text:style-name="T1">1.2.General characteristics of application</text:span></text:p>
      <text:p text:style-name="P2"/>
      <text:p text:style-name="P3">The application will be a single-player, non-networked game with a graphical user interface for the Windows/Linux/Mac operating systems.</text:p>
      <text:p text:style-name="P2"/>
      <text:p text:style-name="P3">The application will be based on the player’s ability to move and progress through different levels, finishing the game once the last level and final antagonist has been beaten - eg. a multi level, single player game. The player has a specific amount of time to finish the entire game (eg. beat all levels) as made visible by a timer in the bottom right corner. If the game is cancelled the system will enable the player to commence from the last checkpoint. The GUI will feature a number moving characters such as the player, antagonists and projectiles thrown by player.</text:p>
      <text:p text:style-name="P2"/>
      <text:p text:style-name="P3"><text:span text:style-name="T1">1.3. Scopes of application</text:span></text:p>
      <text:p text:style-name="P2"/>
      <text:p text:style-name="P3">The application does not contain a multi-player mode, and is thereby only able to provide a single-player experience. Neither does it offer an online mode, related to previously stated limitatitons that prove the necessity of an online mode to be lacking. This also means that different players will not be listed on a mutual leaderboard.</text:p>
      <text:p text:style-name="P2"/>
      <text:p text:style-name="P3"><text:span text:style-name="T1">1.4. Objectives and success criteria of the project</text:span></text:p>
      <text:p text:style-name="P2"/>
      <text:p text:style-name="P3">1. It should be possible to complete a single player game by passing through every available level.</text:p>
      <text:p text:style-name="P3">2. The system should automatically save an ongoing game at checkpoints, thereby also registering how far into the game the player has progressed.</text:p>
      <text:p text:style-name="P3">3. It should be possible for the player to choose a level they have already unlocked when returning to the game after having finished a previous gaming session.</text:p>
      <text:p text:style-name="P2"/>
      <text:p text:style-name="P3"><text:span text:style-name="T1">1.5. Definitions, acronyms and abbreviations</text:span></text:p>
      <text:p text:style-name="P2"/>
      <text:list text:style-name="L2">
        <text:list-item>
          <text:p text:style-name="P1">Box2D -<text:span text:style-name="T2"><text:s/>a physics simulator.</text:span></text:p>
        </text:list-item>
        <text:list-item>
          <text:p text:style-name="P1">Checkpoint - <text:span text:style-name="T2">a point that, when “reached” in the game, calls to the system to register it as the most recent player location. </text:span></text:p>
        </text:list-item>
        <text:list-item>
          <text:p text:style-name="P1">GUI - <text:span text:style-name="T2">Graphical User Interface</text:span></text:p>
        </text:list-item>
        <text:list-item>
          <text:p text:style-name="P1">Gradle - <text:span text:style-name="T2">an Enterprise build automation. </text:span></text:p>
        </text:list-item>
        <text:list-item>
          <text:p text:style-name="P1">Java - <text:span text:style-name="T2">an object-oriented programming language</text:span></text:p>
        </text:list-item>
        <text:list-item>
          <text:p text:style-name="P1">Level - <text:span text:style-name="T2">a section of the game, often more difficult to finish that its predecessor but simpler than the one which follows.</text:span></text:p>
        </text:list-item>
        <text:list-item>
          <text:p text:style-name="P1">LibGDX - <text:span text:style-name="T2">a gaming engine. </text:span></text:p>
        </text:list-item>
        <text:list-item>
          <text:p text:style-name="P1">Player - <text:span text:style-name="T2">the user.</text:span></text:p>
        </text:list-item>
        <text:list-item>
          <text:p text:style-name="P1">Resources - <text:span text:style-name="T2">items at the player’s disposal such as ammunition (projectiles) and number of lives.</text:span></text:p>
        </text:list-item>
        <text:list-item>
          <text:p text:style-name="P1">System - <text:span text:style-name="T2">the application as rooted in the host computer. </text:span></text:p>
        </text:list-item>
        <text:list-item>
          <text:p text:style-name="P1">Tiled -<text:span text:style-name="T2"><text:s/>a tool used to create environments within the game using virtual “tiles”. </text:span></text:p>
        </text:list-item>
      </text:list>
      <text:p text:style-name="P2"/>
      <text:p text:style-name="P3">(in alphabetical order)</text:p>
      <text:p text:style-name="P2"/>
      <text:p text:style-name="P3">2. Requirements</text:p>
      <text:p text:style-name="P2"/>
      <text:p text:style-name="P3">2.1. Functional requirements</text:p>
      <text:p text:style-name="P2"/>
      <text:p text:style-name="P3">2.2. Non-functional requirements</text:p>
      <text:p text:style-name="P3">2.2.1. Usability</text:p>
      <text:p text:style-name="P3">2.2.2. Reliability</text:p>
      <text:p text:style-name="P3">2.2.3. Performance</text:p>
      <text:p text:style-name="P3">2.2.4. Supportability</text:p>
      <text:p text:style-name="P3">2.2.5. Implementation</text:p>
      <text:p text:style-name="P3">2.2.6. Packaging and installation</text:p>
      <text:p text:style-name="P3">2.2.7. Legal</text:p>
      <text:p text:style-name="P2"/>
      <text:p text:style-name="P3">2.3. Application models</text:p>
      <text:p text:style-name="P3">2.3.1. Use case model</text:p>
      <text:p text:style-name="P3">2.3.2. Use case priority</text:p>
      <text:p text:style-name="P3">2.3.3. Analysis model</text:p>
      <text:p text:style-name="P3">2.3.4. User interface</text:p>
      <text:p text:style-name="P2"/>
      <text:p text:style-name="P3">2.4. References</text:p>
      <text:p text:style-name="P2"/>
      <text:p text:style-name="P3">Appendix</text:p>
      <text:p text:style-name="P4">(use cases, over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